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1.087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2.75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ta4" style:family="table" style:master-page-name="PageStyle_5f_Foglio1">
      <style:table-properties table:display="true" style:writing-mode="lr-tb"/>
    </style:style>
    <number:number-style style:name="N8002" number:language="it" number:country="IT">
      <number:number number:decimal-places="2" number:min-integer-digits="1"/>
    </number:number-style>
    <number:number-style style:name="N8003" number:language="it" number:country="IT">
      <number:number number:decimal-places="0" number:min-integer-digits="1" number:grouping="true"/>
    </number:number-style>
    <style:style style:name="ce1" style:family="table-cell" style:parent-style-name="Excel_20_Built-in_20_Normal" style:data-style-name="N8003"/>
    <style:style style:name="ce2" style:family="table-cell" style:parent-style-name="Excel_20_Built-in_20_Normal" style:data-style-name="N8002"/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default-cell-style-name="ce2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9" table:default-cell-style-name="Excel_20_Built-in_20_Normal"/>
        <table:table-column table:style-name="co7" table:number-columns-repeated="2" table:default-cell-style-name="Excel_20_Built-in_20_Normal"/>
        <table:table-column table:style-name="co10" table:default-cell-style-name="Excel_20_Built-in_20_Normal"/>
        <table:table-column table:style-name="co7" table:number-columns-repeated="1010" table:default-cell-style-name="Excel_20_Built-in_20_Normal"/>
        <table:table-row table:style-name="ro1">
          <table:table-cell/>
          <table:table-cell table:style-name="ce1"/>
          <table:table-cell table:number-columns-repeated="3"/>
          <table:table-cell office:value-type="string">
            <text:p>max rs/ro</text:p>
          </table:table-cell>
          <table:table-cell office:value-type="float" office:value="10">
            <text:p>10</text:p>
          </table:table-cell>
          <table:table-cell table:formula="of:=POWER([.$G$1]/[.$K$7]; 1/[.$K$8])" office:value-type="float" office:value="1.33547327580255">
            <text:p>1,3354732758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>
            <text:p>min rs/ro</text:p>
          </table:table-cell>
          <table:table-cell office:value-type="float" office:value="2000">
            <text:p>2000</text:p>
          </table:table-cell>
          <table:table-cell table:formula="of:=POWER([.$G$2]/[.$K$7]; 1/[.$K$8])" office:value-type="float" office:value="0.549004337845207">
            <text:p>0,5490043378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dc</text:p>
          </table:table-cell>
          <table:table-cell office:value-type="string">
            <text:p>rs</text:p>
          </table:table-cell>
          <table:table-cell/>
          <table:table-cell office:value-type="string">
            <text:p>rs/ro</text:p>
          </table:table-cell>
          <table:table-cell office:value-type="string">
            <text:p>sf * ((rs/ro) ^ exp)</text:p>
          </table:table-cell>
          <table:table-cell table:number-columns-repeated="4"/>
          <table:table-cell table:style-name="ce3" office:value-type="string">
            <text:p>adcres</text:p>
          </table:table-cell>
          <table:table-cell table:style-name="ce2" office:value-type="float" office:value="22000">
            <text:p>22000,00</text:p>
          </table:table-cell>
          <table:table-cell/>
          <table:table-cell table:style-name="ce3" office:value-type="string">
            <text:p>ro finder</text:p>
          </table:table-cell>
          <table:table-cell table:formula="of:=[.$N$7] * EXP( LN([.$K$7]/[.$N$6]) / [.$K$8] )" office:value-type="float" office:value="37083.7425833698">
            <text:p>37083,7425833698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formula="of:=1024*[.$K$5]/[.A6]-[.$K$5]" office:value-type="float" office:value="22506000">
            <text:p>22506000</text:p>
          </table:table-cell>
          <table:table-cell/>
          <table:table-cell table:formula="of:=[.B6]/[.$K$6]" office:value-type="float" office:value="548.926829268293">
            <text:p>548,93</text:p>
          </table:table-cell>
          <table:table-cell table:formula="of:=[.$K$7]*POWER([.B6]/[.$K$6];[.$K$8])" office:value-type="float" office:value="2.63327047762542E-015">
            <text:p>2,63327047762542E-015</text:p>
          </table:table-cell>
          <table:table-cell table:number-columns-repeated="4"/>
          <table:table-cell office:value-type="string">
            <text:p>ro</text:p>
          </table:table-cell>
          <table:table-cell table:style-name="ce2" office:value-type="float" office:value="41000">
            <text:p>41000,00</text:p>
          </table:table-cell>
          <table:table-cell/>
          <table:table-cell office:value-type="string">
            <text:p>ppm set</text:p>
          </table:table-cell>
          <table:table-cell office:value-type="float" office:value="392">
            <text:p>392</text:p>
          </table:table-cell>
          <table:table-cell table:number-columns-repeated="1010"/>
        </table:table-row>
        <table:table-row table:style-name="ro2">
          <table:table-cell table:formula="of:=[.A6]+10" office:value-type="float" office:value="11">
            <text:p>11</text:p>
          </table:table-cell>
          <table:table-cell table:formula="of:=1024*[.$K$5]/[.A7]-[.$K$5]" office:value-type="float" office:value="2026000">
            <text:p>2026000</text:p>
          </table:table-cell>
          <table:table-cell/>
          <table:table-cell table:formula="of:=[.B7]/[.$K$6]" office:value-type="float" office:value="49.4146341463415">
            <text:p>49,41</text:p>
          </table:table-cell>
          <table:table-cell table:formula="of:=[.$K$7]*POWER([.B7]/[.$K$6];[.$K$8])" office:value-type="float" office:value="0.00000000449713633626274">
            <text:p>4,49713633626274E-009</text:p>
          </table:table-cell>
          <table:table-cell table:number-columns-repeated="4"/>
          <table:table-cell office:value-type="string">
            <text:p>sf</text:p>
          </table:table-cell>
          <table:table-cell office:value-type="float" office:value="56.082">
            <text:p>56,082</text:p>
          </table:table-cell>
          <table:table-cell/>
          <table:table-cell office:value-type="string">
            <text:p>rs read</text:p>
          </table:table-cell>
          <table:table-cell office:value-type="float" office:value="26761">
            <text:p>26761</text:p>
          </table:table-cell>
          <table:table-cell table:number-columns-repeated="1010"/>
        </table:table-row>
        <table:table-row table:style-name="ro2">
          <table:table-cell table:formula="of:=[.A7]+10" office:value-type="float" office:value="21">
            <text:p>21</text:p>
          </table:table-cell>
          <table:table-cell table:formula="of:=1024*[.$K$5]/[.A8]-[.$K$5]" office:value-type="float" office:value="1050761.9047619">
            <text:p>1050761,9047619</text:p>
          </table:table-cell>
          <table:table-cell/>
          <table:table-cell table:formula="of:=[.B8]/[.$K$6]" office:value-type="float" office:value="25.6283391405343">
            <text:p>25,63</text:p>
          </table:table-cell>
          <table:table-cell table:formula="of:=[.$K$7]*POWER([.B8]/[.$K$6];[.$K$8])" office:value-type="float" office:value="0.000000225126656335883">
            <text:p>2,25126656335883E-007</text:p>
          </table:table-cell>
          <table:table-cell table:number-columns-repeated="4"/>
          <table:table-cell office:value-type="string">
            <text:p>exp</text:p>
          </table:table-cell>
          <table:table-cell office:value-type="float" office:value="-5.9603">
            <text:p>-5,9603</text:p>
          </table:table-cell>
          <table:table-cell table:number-columns-repeated="1013"/>
        </table:table-row>
        <table:table-row table:style-name="ro1">
          <table:table-cell table:formula="of:=[.A8]+10" office:value-type="float" office:value="31">
            <text:p>31</text:p>
          </table:table-cell>
          <table:table-cell table:formula="of:=1024*[.$K$5]/[.A9]-[.$K$5]" office:value-type="float" office:value="704709.677419355">
            <text:p>704709,677419355</text:p>
          </table:table-cell>
          <table:table-cell/>
          <table:table-cell table:formula="of:=[.B9]/[.$K$6]" office:value-type="float" office:value="17.1880409126672">
            <text:p>17,19</text:p>
          </table:table-cell>
          <table:table-cell table:formula="of:=[.$K$7]*POWER([.B9]/[.$K$6];[.$K$8])" office:value-type="float" office:value="0.00000243502658856448">
            <text:p>0,000002435</text:p>
          </table:table-cell>
          <table:table-cell table:number-columns-repeated="1019"/>
        </table:table-row>
        <table:table-row table:style-name="ro1">
          <table:table-cell table:formula="of:=[.A9]+10" office:value-type="float" office:value="41">
            <text:p>41</text:p>
          </table:table-cell>
          <table:table-cell table:formula="of:=1024*[.$K$5]/[.A10]-[.$K$5]" office:value-type="float" office:value="527463.414634146">
            <text:p>527463,414634146</text:p>
          </table:table-cell>
          <table:table-cell/>
          <table:table-cell table:formula="of:=[.B10]/[.$K$6]" office:value-type="float" office:value="12.8649613325402">
            <text:p>12,86</text:p>
          </table:table-cell>
          <table:table-cell table:formula="of:=[.$K$7]*POWER([.B10]/[.$K$6];[.$K$8])" office:value-type="float" office:value="0.0000136903987802171">
            <text:p>1,36903987802171E-005</text:p>
          </table:table-cell>
          <table:table-cell table:number-columns-repeated="1019"/>
        </table:table-row>
        <table:table-row table:style-name="ro1">
          <table:table-cell table:formula="of:=[.A10]+10" office:value-type="float" office:value="51">
            <text:p>51</text:p>
          </table:table-cell>
          <table:table-cell table:formula="of:=1024*[.$K$5]/[.A11]-[.$K$5]" office:value-type="float" office:value="419725.490196078">
            <text:p>419725,490196078</text:p>
          </table:table-cell>
          <table:table-cell/>
          <table:table-cell table:formula="of:=[.B11]/[.$K$6]" office:value-type="float" office:value="10.2372070779531">
            <text:p>10,24</text:p>
          </table:table-cell>
          <table:table-cell table:formula="of:=[.$K$7]*POWER([.B11]/[.$K$6];[.$K$8])" office:value-type="float" office:value="0.0000534365939639387">
            <text:p>5,34365939639387E-005</text:p>
          </table:table-cell>
          <table:table-cell table:number-columns-repeated="1019"/>
        </table:table-row>
        <table:table-row table:style-name="ro1">
          <table:table-cell table:formula="of:=[.A11]+10" office:value-type="float" office:value="61">
            <text:p>61</text:p>
          </table:table-cell>
          <table:table-cell table:formula="of:=1024*[.$K$5]/[.A12]-[.$K$5]" office:value-type="float" office:value="347311.475409836">
            <text:p>347311,475409836</text:p>
          </table:table-cell>
          <table:table-cell/>
          <table:table-cell table:formula="of:=[.B12]/[.$K$6]" office:value-type="float" office:value="8.47101159536186">
            <text:p>8,47</text:p>
          </table:table-cell>
          <table:table-cell table:formula="of:=[.$K$7]*POWER([.B12]/[.$K$6];[.$K$8])" office:value-type="float" office:value="0.000165215529368598">
            <text:p>0,0001652155</text:p>
          </table:table-cell>
          <table:table-cell table:number-columns-repeated="1019"/>
        </table:table-row>
        <table:table-row table:style-name="ro1">
          <table:table-cell table:formula="of:=[.A12]+10" office:value-type="float" office:value="71">
            <text:p>71</text:p>
          </table:table-cell>
          <table:table-cell table:formula="of:=1024*[.$K$5]/[.A13]-[.$K$5]" office:value-type="float" office:value="295295.774647887">
            <text:p>295295,774647887</text:p>
          </table:table-cell>
          <table:table-cell/>
          <table:table-cell table:formula="of:=[.B13]/[.$K$6]" office:value-type="float" office:value="7.20233596702164">
            <text:p>7,20</text:p>
          </table:table-cell>
          <table:table-cell table:formula="of:=[.$K$7]*POWER([.B13]/[.$K$6];[.$K$8])" office:value-type="float" office:value="0.000434535167242902">
            <text:p>0,0004345352</text:p>
          </table:table-cell>
          <table:table-cell table:number-columns-repeated="1019"/>
        </table:table-row>
        <table:table-row table:style-name="ro1">
          <table:table-cell table:formula="of:=[.A13]+10" office:value-type="float" office:value="81">
            <text:p>81</text:p>
          </table:table-cell>
          <table:table-cell table:formula="of:=1024*[.$K$5]/[.A14]-[.$K$5]" office:value-type="float" office:value="256123.456790123">
            <text:p>256123,456790123</text:p>
          </table:table-cell>
          <table:table-cell/>
          <table:table-cell table:formula="of:=[.B14]/[.$K$6]" office:value-type="float" office:value="6.24691358024692">
            <text:p>6,25</text:p>
          </table:table-cell>
          <table:table-cell table:formula="of:=[.$K$7]*POWER([.B14]/[.$K$6];[.$K$8])" office:value-type="float" office:value="0.00101488872003586">
            <text:p>0,0010148887</text:p>
          </table:table-cell>
          <table:table-cell table:number-columns-repeated="1019"/>
        </table:table-row>
        <table:table-row table:style-name="ro1">
          <table:table-cell table:formula="of:=[.A14]+10" office:value-type="float" office:value="91">
            <text:p>91</text:p>
          </table:table-cell>
          <table:table-cell table:formula="of:=1024*[.$K$5]/[.A15]-[.$K$5]" office:value-type="float" office:value="225560.43956044">
            <text:p>225560,43956044</text:p>
          </table:table-cell>
          <table:table-cell/>
          <table:table-cell table:formula="of:=[.B15]/[.$K$6]" office:value-type="float" office:value="5.50147413562048">
            <text:p>5,50</text:p>
          </table:table-cell>
          <table:table-cell table:formula="of:=[.$K$7]*POWER([.B15]/[.$K$6];[.$K$8])" office:value-type="float" office:value="0.00216444253116415">
            <text:p>0,0021644425</text:p>
          </table:table-cell>
          <table:table-cell table:number-columns-repeated="1019"/>
        </table:table-row>
        <table:table-row table:style-name="ro1">
          <table:table-cell table:formula="of:=[.A15]+10" office:value-type="float" office:value="101">
            <text:p>101</text:p>
          </table:table-cell>
          <table:table-cell table:formula="of:=1024*[.$K$5]/[.A16]-[.$K$5]" office:value-type="float" office:value="201049.504950495">
            <text:p>201049,504950495</text:p>
          </table:table-cell>
          <table:table-cell/>
          <table:table-cell table:formula="of:=[.B16]/[.$K$6]" office:value-type="float" office:value="4.9036464622072">
            <text:p>4,90</text:p>
          </table:table-cell>
          <table:table-cell table:formula="of:=[.$K$7]*POWER([.B16]/[.$K$6];[.$K$8])" office:value-type="float" office:value="0.00429657300325611">
            <text:p>0,004296573</text:p>
          </table:table-cell>
          <table:table-cell table:number-columns-repeated="1019"/>
        </table:table-row>
        <table:table-row table:style-name="ro1">
          <table:table-cell table:formula="of:=[.A16]+10" office:value-type="float" office:value="111">
            <text:p>111</text:p>
          </table:table-cell>
          <table:table-cell table:formula="of:=1024*[.$K$5]/[.A17]-[.$K$5]" office:value-type="float" office:value="180954.954954955">
            <text:p>180954,954954955</text:p>
          </table:table-cell>
          <table:table-cell/>
          <table:table-cell table:formula="of:=[.B17]/[.$K$6]" office:value-type="float" office:value="4.41353548670622">
            <text:p>4,41</text:p>
          </table:table-cell>
          <table:table-cell table:formula="of:=[.$K$7]*POWER([.B17]/[.$K$6];[.$K$8])" office:value-type="float" office:value="0.00804825605321392">
            <text:p>0,0080482561</text:p>
          </table:table-cell>
          <table:table-cell table:number-columns-repeated="1019"/>
        </table:table-row>
        <table:table-row table:style-name="ro1">
          <table:table-cell table:formula="of:=[.A17]+10" office:value-type="float" office:value="121">
            <text:p>121</text:p>
          </table:table-cell>
          <table:table-cell table:formula="of:=1024*[.$K$5]/[.A18]-[.$K$5]" office:value-type="float" office:value="164181.818181818">
            <text:p>164181,818181818</text:p>
          </table:table-cell>
          <table:table-cell/>
          <table:table-cell table:formula="of:=[.B18]/[.$K$6]" office:value-type="float" office:value="4.00443458980044">
            <text:p>4,00</text:p>
          </table:table-cell>
          <table:table-cell table:formula="of:=[.$K$7]*POWER([.B18]/[.$K$6];[.$K$8])" office:value-type="float" office:value="0.0143713363648604">
            <text:p>0,0143713364</text:p>
          </table:table-cell>
          <table:table-cell table:number-columns-repeated="1019"/>
        </table:table-row>
        <table:table-row table:style-name="ro1">
          <table:table-cell table:formula="of:=[.A18]+10" office:value-type="float" office:value="131">
            <text:p>131</text:p>
          </table:table-cell>
          <table:table-cell table:formula="of:=1024*[.$K$5]/[.A19]-[.$K$5]" office:value-type="float" office:value="149969.465648855">
            <text:p>149969,465648855</text:p>
          </table:table-cell>
          <table:table-cell/>
          <table:table-cell table:formula="of:=[.B19]/[.$K$6]" office:value-type="float" office:value="3.65779184509402">
            <text:p>3,66</text:p>
          </table:table-cell>
          <table:table-cell table:formula="of:=[.$K$7]*POWER([.B19]/[.$K$6];[.$K$8])" office:value-type="float" office:value="0.0246529765643033">
            <text:p>0,0246529766</text:p>
          </table:table-cell>
          <table:table-cell table:number-columns-repeated="1019"/>
        </table:table-row>
        <table:table-row table:style-name="ro1">
          <table:table-cell table:formula="of:=[.A19]+10" office:value-type="float" office:value="141">
            <text:p>141</text:p>
          </table:table-cell>
          <table:table-cell table:formula="of:=1024*[.$K$5]/[.A20]-[.$K$5]" office:value-type="float" office:value="137773.04964539">
            <text:p>137773,04964539</text:p>
          </table:table-cell>
          <table:table-cell/>
          <table:table-cell table:formula="of:=[.B20]/[.$K$6]" office:value-type="float" office:value="3.3603182840339">
            <text:p>3,36</text:p>
          </table:table-cell>
          <table:table-cell table:formula="of:=[.$K$7]*POWER([.B20]/[.$K$6];[.$K$8])" office:value-type="float" office:value="0.0408731684764521">
            <text:p>0,0408731685</text:p>
          </table:table-cell>
          <table:table-cell table:number-columns-repeated="1019"/>
        </table:table-row>
        <table:table-row table:style-name="ro1">
          <table:table-cell table:formula="of:=[.A20]+10" office:value-type="float" office:value="151">
            <text:p>151</text:p>
          </table:table-cell>
          <table:table-cell table:formula="of:=1024*[.$K$5]/[.A21]-[.$K$5]" office:value-type="float" office:value="127192.052980132">
            <text:p>127192,052980132</text:p>
          </table:table-cell>
          <table:table-cell/>
          <table:table-cell table:formula="of:=[.B21]/[.$K$6]" office:value-type="float" office:value="3.10224519463738">
            <text:p>3,10</text:p>
          </table:table-cell>
          <table:table-cell table:formula="of:=[.$K$7]*POWER([.B21]/[.$K$6];[.$K$8])" office:value-type="float" office:value="0.0658091546276711">
            <text:p>0,0658091546</text:p>
          </table:table-cell>
          <table:table-cell table:number-columns-repeated="1019"/>
        </table:table-row>
        <table:table-row table:style-name="ro1">
          <table:table-cell table:formula="of:=[.A21]+10" office:value-type="float" office:value="161">
            <text:p>161</text:p>
          </table:table-cell>
          <table:table-cell table:formula="of:=1024*[.$K$5]/[.A22]-[.$K$5]" office:value-type="float" office:value="117925.465838509">
            <text:p>117925,465838509</text:p>
          </table:table-cell>
          <table:table-cell/>
          <table:table-cell table:formula="of:=[.B22]/[.$K$6]" office:value-type="float" office:value="2.87623087410998">
            <text:p>2,88</text:p>
          </table:table-cell>
          <table:table-cell table:formula="of:=[.$K$7]*POWER([.B22]/[.$K$6];[.$K$8])" office:value-type="float" office:value="0.103299051303716">
            <text:p>0,1032990513</text:p>
          </table:table-cell>
          <table:table-cell table:number-columns-repeated="1019"/>
        </table:table-row>
        <table:table-row table:style-name="ro1">
          <table:table-cell table:formula="of:=[.A22]+10" office:value-type="float" office:value="171">
            <text:p>171</text:p>
          </table:table-cell>
          <table:table-cell table:formula="of:=1024*[.$K$5]/[.A23]-[.$K$5]" office:value-type="float" office:value="109742.69005848">
            <text:p>109742,69005848</text:p>
          </table:table-cell>
          <table:table-cell/>
          <table:table-cell table:formula="of:=[.B23]/[.$K$6]" office:value-type="float" office:value="2.67665097703609">
            <text:p>2,68</text:p>
          </table:table-cell>
          <table:table-cell table:formula="of:=[.$K$7]*POWER([.B23]/[.$K$6];[.$K$8])" office:value-type="float" office:value="0.158580000935725">
            <text:p>0,1585800009</text:p>
          </table:table-cell>
          <table:table-cell table:number-columns-repeated="1019"/>
        </table:table-row>
        <table:table-row table:style-name="ro1">
          <table:table-cell table:formula="of:=[.A23]+10" office:value-type="float" office:value="181">
            <text:p>181</text:p>
          </table:table-cell>
          <table:table-cell table:formula="of:=1024*[.$K$5]/[.A24]-[.$K$5]" office:value-type="float" office:value="102464.08839779">
            <text:p>102464,08839779</text:p>
          </table:table-cell>
          <table:table-cell/>
          <table:table-cell table:formula="of:=[.B24]/[.$K$6]" office:value-type="float" office:value="2.49912410726317">
            <text:p>2,50</text:p>
          </table:table-cell>
          <table:table-cell table:formula="of:=[.$K$7]*POWER([.B24]/[.$K$6];[.$K$8])" office:value-type="float" office:value="0.238719956432793">
            <text:p>0,2387199564</text:p>
          </table:table-cell>
          <table:table-cell table:number-columns-repeated="1019"/>
        </table:table-row>
        <table:table-row table:style-name="ro1">
          <table:table-cell table:formula="of:=[.A24]+10" office:value-type="float" office:value="191">
            <text:p>191</text:p>
          </table:table-cell>
          <table:table-cell table:formula="of:=1024*[.$K$5]/[.A25]-[.$K$5]" office:value-type="float" office:value="95947.6439790576">
            <text:p>95947,6439790576</text:p>
          </table:table-cell>
          <table:table-cell/>
          <table:table-cell table:formula="of:=[.B25]/[.$K$6]" office:value-type="float" office:value="2.3401864385136">
            <text:p>2,34</text:p>
          </table:table-cell>
          <table:table-cell table:formula="of:=[.$K$7]*POWER([.B25]/[.$K$6];[.$K$8])" office:value-type="float" office:value="0.353166894662596">
            <text:p>0,3531668947</text:p>
          </table:table-cell>
          <table:table-cell table:number-columns-repeated="1019"/>
        </table:table-row>
        <table:table-row table:style-name="ro1">
          <table:table-cell table:formula="of:=[.A25]+10" office:value-type="float" office:value="201">
            <text:p>201</text:p>
          </table:table-cell>
          <table:table-cell table:formula="of:=1024*[.$K$5]/[.A26]-[.$K$5]" office:value-type="float" office:value="90079.6019900498">
            <text:p>90079,6019900498</text:p>
          </table:table-cell>
          <table:table-cell/>
          <table:table-cell table:formula="of:=[.B26]/[.$K$6]" office:value-type="float" office:value="2.19706346317195">
            <text:p>2,20</text:p>
          </table:table-cell>
          <table:table-cell table:formula="of:=[.$K$7]*POWER([.B26]/[.$K$6];[.$K$8])" office:value-type="float" office:value="0.514445097635826">
            <text:p>0,5144450976</text:p>
          </table:table-cell>
          <table:table-cell table:number-columns-repeated="1019"/>
        </table:table-row>
        <table:table-row table:style-name="ro1">
          <table:table-cell table:formula="of:=[.A26]+10" office:value-type="float" office:value="211">
            <text:p>211</text:p>
          </table:table-cell>
          <table:table-cell table:formula="of:=1024*[.$K$5]/[.A27]-[.$K$5]" office:value-type="float" office:value="84767.7725118483">
            <text:p>84767,7725118483</text:p>
          </table:table-cell>
          <table:table-cell/>
          <table:table-cell table:formula="of:=[.B27]/[.$K$6]" office:value-type="float" office:value="2.06750664663045">
            <text:p>2,07</text:p>
          </table:table-cell>
          <table:table-cell table:formula="of:=[.$K$7]*POWER([.B27]/[.$K$6];[.$K$8])" office:value-type="float" office:value="0.73903541269987">
            <text:p>0,7390354127</text:p>
          </table:table-cell>
          <table:table-cell table:number-columns-repeated="1019"/>
        </table:table-row>
        <table:table-row table:style-name="ro1">
          <table:table-cell table:formula="of:=[.A27]+10" office:value-type="float" office:value="221">
            <text:p>221</text:p>
          </table:table-cell>
          <table:table-cell table:formula="of:=1024*[.$K$5]/[.A28]-[.$K$5]" office:value-type="float" office:value="79936.6515837104">
            <text:p>79936,6515837104</text:p>
          </table:table-cell>
          <table:table-cell/>
          <table:table-cell table:formula="of:=[.B28]/[.$K$6]" office:value-type="float" office:value="1.94967442887099">
            <text:p>1,95</text:p>
          </table:table-cell>
          <table:table-cell table:formula="of:=[.$K$7]*POWER([.B28]/[.$K$6];[.$K$8])" office:value-type="float" office:value="1.0484854645504">
            <text:p>1,0484854646</text:p>
          </table:table-cell>
          <table:table-cell table:number-columns-repeated="1019"/>
        </table:table-row>
        <table:table-row table:style-name="ro1">
          <table:table-cell table:formula="of:=[.A28]+10" office:value-type="float" office:value="231">
            <text:p>231</text:p>
          </table:table-cell>
          <table:table-cell table:formula="of:=1024*[.$K$5]/[.A29]-[.$K$5]" office:value-type="float" office:value="75523.8095238095">
            <text:p>75523,8095238095</text:p>
          </table:table-cell>
          <table:table-cell/>
          <table:table-cell table:formula="of:=[.B29]/[.$K$6]" office:value-type="float" office:value="1.84204413472706">
            <text:p>1,84</text:p>
          </table:table-cell>
          <table:table-cell table:formula="of:=[.$K$7]*POWER([.B29]/[.$K$6];[.$K$8])" office:value-type="float" office:value="1.47080709151239">
            <text:p>1,4708070915</text:p>
          </table:table-cell>
          <table:table-cell table:number-columns-repeated="1019"/>
        </table:table-row>
        <table:table-row table:style-name="ro1">
          <table:table-cell table:formula="of:=[.A29]+10" office:value-type="float" office:value="241">
            <text:p>241</text:p>
          </table:table-cell>
          <table:table-cell table:formula="of:=1024*[.$K$5]/[.A30]-[.$K$5]" office:value-type="float" office:value="71477.1784232365">
            <text:p>71477,1784232365</text:p>
          </table:table-cell>
          <table:table-cell/>
          <table:table-cell table:formula="of:=[.B30]/[.$K$6]" office:value-type="float" office:value="1.74334581520089">
            <text:p>1,74</text:p>
          </table:table-cell>
          <table:table-cell table:formula="of:=[.$K$7]*POWER([.B30]/[.$K$6];[.$K$8])" office:value-type="float" office:value="2.0422323823718">
            <text:p>2,0422323824</text:p>
          </table:table-cell>
          <table:table-cell table:number-columns-repeated="1019"/>
        </table:table-row>
        <table:table-row table:style-name="ro1">
          <table:table-cell table:formula="of:=[.A30]+10" office:value-type="float" office:value="251">
            <text:p>251</text:p>
          </table:table-cell>
          <table:table-cell table:formula="of:=1024*[.$K$5]/[.A31]-[.$K$5]" office:value-type="float" office:value="67752.9880478088">
            <text:p>67752,9880478088</text:p>
          </table:table-cell>
          <table:table-cell/>
          <table:table-cell table:formula="of:=[.B31]/[.$K$6]" office:value-type="float" office:value="1.65251190360509">
            <text:p>1,65</text:p>
          </table:table-cell>
          <table:table-cell table:formula="of:=[.$K$7]*POWER([.B31]/[.$K$6];[.$K$8])" office:value-type="float" office:value="2.80941731228272">
            <text:p>2,8094173123</text:p>
          </table:table-cell>
          <table:table-cell table:number-columns-repeated="1019"/>
        </table:table-row>
        <table:table-row table:style-name="ro1">
          <table:table-cell table:formula="of:=[.A31]+10" office:value-type="float" office:value="261">
            <text:p>261</text:p>
          </table:table-cell>
          <table:table-cell table:formula="of:=1024*[.$K$5]/[.A32]-[.$K$5]" office:value-type="float" office:value="64314.1762452107">
            <text:p>64314,1762452107</text:p>
          </table:table-cell>
          <table:table-cell/>
          <table:table-cell table:formula="of:=[.B32]/[.$K$6]" office:value-type="float" office:value="1.56863844500514">
            <text:p>1,57</text:p>
          </table:table-cell>
          <table:table-cell table:formula="of:=[.$K$7]*POWER([.B32]/[.$K$6];[.$K$8])" office:value-type="float" office:value="3.83220401975709">
            <text:p>3,8322040198</text:p>
          </table:table-cell>
          <table:table-cell table:number-columns-repeated="1019"/>
        </table:table-row>
        <table:table-row table:style-name="ro1">
          <table:table-cell table:formula="of:=[.A32]+10" office:value-type="float" office:value="271">
            <text:p>271</text:p>
          </table:table-cell>
          <table:table-cell table:formula="of:=1024*[.$K$5]/[.A33]-[.$K$5]" office:value-type="float" office:value="61129.1512915129">
            <text:p>61129,1512915129</text:p>
          </table:table-cell>
          <table:table-cell/>
          <table:table-cell table:formula="of:=[.B33]/[.$K$6]" office:value-type="float" office:value="1.4909549095491">
            <text:p>1,49</text:p>
          </table:table-cell>
          <table:table-cell table:formula="of:=[.$K$7]*POWER([.B33]/[.$K$6];[.$K$8])" office:value-type="float" office:value="5.187080374842">
            <text:p>5,1870803748</text:p>
          </table:table-cell>
          <table:table-cell table:number-columns-repeated="1019"/>
        </table:table-row>
        <table:table-row table:style-name="ro1">
          <table:table-cell table:formula="of:=[.A33]+10" office:value-type="float" office:value="281">
            <text:p>281</text:p>
          </table:table-cell>
          <table:table-cell table:formula="of:=1024*[.$K$5]/[.A34]-[.$K$5]" office:value-type="float" office:value="58170.8185053381">
            <text:p>58170,8185053381</text:p>
          </table:table-cell>
          <table:table-cell/>
          <table:table-cell table:formula="of:=[.B34]/[.$K$6]" office:value-type="float" office:value="1.41880045134971">
            <text:p>1,42</text:p>
          </table:table-cell>
          <table:table-cell table:formula="of:=[.$K$7]*POWER([.B34]/[.$K$6];[.$K$8])" office:value-type="float" office:value="6.97151011217049">
            <text:p>6,9715101122</text:p>
          </table:table-cell>
          <table:table-cell table:number-columns-repeated="1019"/>
        </table:table-row>
        <table:table-row table:style-name="ro1">
          <table:table-cell table:formula="of:=[.A34]+10" office:value-type="float" office:value="291">
            <text:p>291</text:p>
          </table:table-cell>
          <table:table-cell table:formula="of:=1024*[.$K$5]/[.A35]-[.$K$5]" office:value-type="float" office:value="55415.8075601375">
            <text:p>55415,8075601375</text:p>
          </table:table-cell>
          <table:table-cell/>
          <table:table-cell table:formula="of:=[.B35]/[.$K$6]" office:value-type="float" office:value="1.35160506244238">
            <text:p>1,35</text:p>
          </table:table-cell>
          <table:table-cell table:formula="of:=[.$K$7]*POWER([.B35]/[.$K$6];[.$K$8])" office:value-type="float" office:value="9.30935028645682">
            <text:p>9,3093502865</text:p>
          </table:table-cell>
          <table:table-cell table:number-columns-repeated="1019"/>
        </table:table-row>
        <table:table-row table:style-name="ro1">
          <table:table-cell table:formula="of:=[.A35]+10" office:value-type="float" office:value="301">
            <text:p>301</text:p>
          </table:table-cell>
          <table:table-cell table:formula="of:=1024*[.$K$5]/[.A36]-[.$K$5]" office:value-type="float" office:value="52843.853820598">
            <text:p>52843,853820598</text:p>
          </table:table-cell>
          <table:table-cell/>
          <table:table-cell table:formula="of:=[.B36]/[.$K$6]" office:value-type="float" office:value="1.28887448342922">
            <text:p>1,29</text:p>
          </table:table-cell>
          <table:table-cell table:formula="of:=[.$K$7]*POWER([.B36]/[.$K$6];[.$K$8])" office:value-type="float" office:value="12.357627502939">
            <text:p>12,3576275029</text:p>
          </table:table-cell>
          <table:table-cell table:number-columns-repeated="1019"/>
        </table:table-row>
        <table:table-row table:style-name="ro1">
          <table:table-cell table:formula="of:=[.A36]+10" office:value-type="float" office:value="311">
            <text:p>311</text:p>
          </table:table-cell>
          <table:table-cell table:formula="of:=1024*[.$K$5]/[.A37]-[.$K$5]" office:value-type="float" office:value="50437.2990353698">
            <text:p>50437,2990353698</text:p>
          </table:table-cell>
          <table:table-cell/>
          <table:table-cell table:formula="of:=[.B37]/[.$K$6]" office:value-type="float" office:value="1.23017802525292">
            <text:p>1,23</text:p>
          </table:table-cell>
          <table:table-cell table:formula="of:=[.$K$7]*POWER([.B37]/[.$K$6];[.$K$8])" office:value-type="float" office:value="16.3150132832851">
            <text:p>16,3150132833</text:p>
          </table:table-cell>
          <table:table-cell table:number-columns-repeated="1019"/>
        </table:table-row>
        <table:table-row table:style-name="ro1">
          <table:table-cell table:formula="of:=[.A37]+10" office:value-type="float" office:value="321">
            <text:p>321</text:p>
          </table:table-cell>
          <table:table-cell table:formula="of:=1024*[.$K$5]/[.A38]-[.$K$5]" office:value-type="float" office:value="48180.6853582555">
            <text:p>48180,6853582555</text:p>
          </table:table-cell>
          <table:table-cell/>
          <table:table-cell table:formula="of:=[.B38]/[.$K$6]" office:value-type="float" office:value="1.17513866727452">
            <text:p>1,18</text:p>
          </table:table-cell>
          <table:table-cell table:formula="of:=[.$K$7]*POWER([.B38]/[.$K$6];[.$K$8])" office:value-type="float" office:value="21.4324258911848">
            <text:p>21,4324258912</text:p>
          </table:table-cell>
          <table:table-cell table:number-columns-repeated="1019"/>
        </table:table-row>
        <table:table-row table:style-name="ro1">
          <table:table-cell table:formula="of:=[.A38]+10" office:value-type="float" office:value="331">
            <text:p>331</text:p>
          </table:table-cell>
          <table:table-cell table:formula="of:=1024*[.$K$5]/[.A39]-[.$K$5]" office:value-type="float" office:value="46060.4229607251">
            <text:p>46060,4229607251</text:p>
          </table:table-cell>
          <table:table-cell/>
          <table:table-cell table:formula="of:=[.B39]/[.$K$6]" office:value-type="float" office:value="1.12342495026159">
            <text:p>1,12</text:p>
          </table:table-cell>
          <table:table-cell table:formula="of:=[.$K$7]*POWER([.B39]/[.$K$6];[.$K$8])" office:value-type="float" office:value="28.0262958915198">
            <text:p>28,0262958915</text:p>
          </table:table-cell>
          <table:table-cell table:number-columns-repeated="1019"/>
        </table:table-row>
        <table:table-row table:style-name="ro1">
          <table:table-cell table:formula="of:=[.A39]+10" office:value-type="float" office:value="341">
            <text:p>341</text:p>
          </table:table-cell>
          <table:table-cell table:formula="of:=1024*[.$K$5]/[.A40]-[.$K$5]" office:value-type="float" office:value="44064.5161290323">
            <text:p>44064,5161290323</text:p>
          </table:table-cell>
          <table:table-cell/>
          <table:table-cell table:formula="of:=[.B40]/[.$K$6]" office:value-type="float" office:value="1.07474429583006">
            <text:p>1,07</text:p>
          </table:table-cell>
          <table:table-cell table:formula="of:=[.$K$7]*POWER([.B40]/[.$K$6];[.$K$8])" office:value-type="float" office:value="36.4951719941941">
            <text:p>36,4951719942</text:p>
          </table:table-cell>
          <table:table-cell table:number-columns-repeated="1019"/>
        </table:table-row>
        <table:table-row table:style-name="ro1">
          <table:table-cell table:formula="of:=[.A40]+10" office:value-type="float" office:value="351">
            <text:p>351</text:p>
          </table:table-cell>
          <table:table-cell table:formula="of:=1024*[.$K$5]/[.A41]-[.$K$5]" office:value-type="float" office:value="42182.3361823362">
            <text:p>42182,3361823362</text:p>
          </table:table-cell>
          <table:table-cell/>
          <table:table-cell table:formula="of:=[.B41]/[.$K$6]" office:value-type="float" office:value="1.02883746786186">
            <text:p>1,03</text:p>
          </table:table-cell>
          <table:table-cell table:formula="of:=[.$K$7]*POWER([.B41]/[.$K$6];[.$K$8])" office:value-type="float" office:value="47.340520516146">
            <text:p>47,3405205161</text:p>
          </table:table-cell>
          <table:table-cell table:number-columns-repeated="1019"/>
        </table:table-row>
        <table:table-row table:style-name="ro1">
          <table:table-cell table:formula="of:=[.A41]+10" office:value-type="float" office:value="361">
            <text:p>361</text:p>
          </table:table-cell>
          <table:table-cell table:formula="of:=1024*[.$K$5]/[.A42]-[.$K$5]" office:value-type="float" office:value="40404.432132964">
            <text:p>40404,432132964</text:p>
          </table:table-cell>
          <table:table-cell/>
          <table:table-cell table:formula="of:=[.B42]/[.$K$6]" office:value-type="float" office:value="0.985473954462536">
            <text:p>0,99</text:p>
          </table:table-cell>
          <table:table-cell table:formula="of:=[.$K$7]*POWER([.B42]/[.$K$6];[.$K$8])" office:value-type="float" office:value="61.1927966565964">
            <text:p>61,1927966566</text:p>
          </table:table-cell>
          <table:table-cell table:number-columns-repeated="1019"/>
        </table:table-row>
        <table:table-row table:style-name="ro1">
          <table:table-cell table:formula="of:=[.A42]+10" office:value-type="float" office:value="371">
            <text:p>371</text:p>
          </table:table-cell>
          <table:table-cell table:formula="of:=1024*[.$K$5]/[.A43]-[.$K$5]" office:value-type="float" office:value="38722.371967655">
            <text:p>38722,371967655</text:p>
          </table:table-cell>
          <table:table-cell/>
          <table:table-cell table:formula="of:=[.B43]/[.$K$6]" office:value-type="float" office:value="0.944448096772073">
            <text:p>0,94</text:p>
          </table:table-cell>
          <table:table-cell table:formula="of:=[.$K$7]*POWER([.B43]/[.$K$6];[.$K$8])" office:value-type="float" office:value="78.8441524310437">
            <text:p>78,844152431</text:p>
          </table:table-cell>
          <table:table-cell table:number-columns-repeated="1019"/>
        </table:table-row>
        <table:table-row table:style-name="ro1">
          <table:table-cell table:formula="of:=[.A43]+10" office:value-type="float" office:value="381">
            <text:p>381</text:p>
          </table:table-cell>
          <table:table-cell table:formula="of:=1024*[.$K$5]/[.A44]-[.$K$5]" office:value-type="float" office:value="37128.6089238845">
            <text:p>37128,6089238845</text:p>
          </table:table-cell>
          <table:table-cell/>
          <table:table-cell table:formula="of:=[.B44]/[.$K$6]" office:value-type="float" office:value="0.905575827411817">
            <text:p>0,91</text:p>
          </table:table-cell>
          <table:table-cell table:formula="of:=[.$K$7]*POWER([.B44]/[.$K$6];[.$K$8])" office:value-type="float" office:value="101.289512375931">
            <text:p>101,2895123759</text:p>
          </table:table-cell>
          <table:table-cell table:number-columns-repeated="1019"/>
        </table:table-row>
        <table:table-row table:style-name="ro1">
          <table:table-cell table:formula="of:=[.A44]+10" office:value-type="float" office:value="391">
            <text:p>391</text:p>
          </table:table-cell>
          <table:table-cell table:formula="of:=1024*[.$K$5]/[.A45]-[.$K$5]" office:value-type="float" office:value="35616.368286445">
            <text:p>35616,368286445</text:p>
          </table:table-cell>
          <table:table-cell/>
          <table:table-cell table:formula="of:=[.B45]/[.$K$6]" office:value-type="float" office:value="0.868691909425488">
            <text:p>0,87</text:p>
          </table:table-cell>
          <table:table-cell table:formula="of:=[.$K$7]*POWER([.B45]/[.$K$6];[.$K$8])" office:value-type="float" office:value="129.778217268047">
            <text:p>129,778217268</text:p>
          </table:table-cell>
          <table:table-cell table:number-columns-repeated="1019"/>
        </table:table-row>
        <table:table-row table:style-name="ro1">
          <table:table-cell table:formula="of:=[.A45]+10" office:value-type="float" office:value="401">
            <text:p>401</text:p>
          </table:table-cell>
          <table:table-cell table:formula="of:=1024*[.$K$5]/[.A46]-[.$K$5]" office:value-type="float" office:value="34179.5511221945">
            <text:p>34179,5511221945</text:p>
          </table:table-cell>
          <table:table-cell/>
          <table:table-cell table:formula="of:=[.B46]/[.$K$6]" office:value-type="float" office:value="0.833647588346208">
            <text:p>0,83</text:p>
          </table:table-cell>
          <table:table-cell table:formula="of:=[.$K$7]*POWER([.B46]/[.$K$6];[.$K$8])" office:value-type="float" office:value="165.879038516345">
            <text:p>165,8790385163</text:p>
          </table:table-cell>
          <table:table-cell table:number-columns-repeated="1019"/>
        </table:table-row>
        <table:table-row table:style-name="ro1">
          <table:table-cell table:formula="of:=[.A46]+10" office:value-type="float" office:value="411">
            <text:p>411</text:p>
          </table:table-cell>
          <table:table-cell table:formula="of:=1024*[.$K$5]/[.A47]-[.$K$5]" office:value-type="float" office:value="32812.6520681265">
            <text:p>32812,6520681265</text:p>
          </table:table-cell>
          <table:table-cell/>
          <table:table-cell table:formula="of:=[.B47]/[.$K$6]" office:value-type="float" office:value="0.800308587027476">
            <text:p>0,80</text:p>
          </table:table-cell>
          <table:table-cell table:formula="of:=[.$K$7]*POWER([.B47]/[.$K$6];[.$K$8])" office:value-type="float" office:value="211.562141496928">
            <text:p>211,5621414969</text:p>
          </table:table-cell>
          <table:table-cell table:number-columns-repeated="1019"/>
        </table:table-row>
        <table:table-row table:style-name="ro1">
          <table:table-cell table:formula="of:=[.A47]+10" office:value-type="float" office:value="421">
            <text:p>421</text:p>
          </table:table-cell>
          <table:table-cell table:formula="of:=1024*[.$K$5]/[.A48]-[.$K$5]" office:value-type="float" office:value="31510.6888361045">
            <text:p>31510,6888361045</text:p>
          </table:table-cell>
          <table:table-cell/>
          <table:table-cell table:formula="of:=[.B48]/[.$K$6]" office:value-type="float" office:value="0.768553386246452">
            <text:p>0,77</text:p>
          </table:table-cell>
          <table:table-cell table:formula="of:=[.$K$7]*POWER([.B48]/[.$K$6];[.$K$8])" office:value-type="float" office:value="269.30257747755">
            <text:p>269,3025774776</text:p>
          </table:table-cell>
          <table:table-cell table:number-columns-repeated="1019"/>
        </table:table-row>
        <table:table-row table:style-name="ro1">
          <table:table-cell table:formula="of:=[.A48]+10" office:value-type="float" office:value="431">
            <text:p>431</text:p>
          </table:table-cell>
          <table:table-cell table:formula="of:=1024*[.$K$5]/[.A49]-[.$K$5]" office:value-type="float" office:value="30269.1415313225">
            <text:p>30269,1415313225</text:p>
          </table:table-cell>
          <table:table-cell/>
          <table:table-cell table:formula="of:=[.B49]/[.$K$6]" office:value-type="float" office:value="0.738271744666403">
            <text:p>0,74</text:p>
          </table:table-cell>
          <table:table-cell table:formula="of:=[.$K$7]*POWER([.B49]/[.$K$6];[.$K$8])" office:value-type="float" office:value="342.211180368484">
            <text:p>342,2111803685</text:p>
          </table:table-cell>
          <table:table-cell table:number-columns-repeated="1019"/>
        </table:table-row>
        <table:table-row table:style-name="ro1">
          <table:table-cell table:formula="of:=[.A49]+10" office:value-type="float" office:value="441">
            <text:p>441</text:p>
          </table:table-cell>
          <table:table-cell table:formula="of:=1024*[.$K$5]/[.A50]-[.$K$5]" office:value-type="float" office:value="29083.9002267574">
            <text:p>29083,9002267574</text:p>
          </table:table-cell>
          <table:table-cell/>
          <table:table-cell table:formula="of:=[.B50]/[.$K$6]" office:value-type="float" office:value="0.709363420164814">
            <text:p>0,71</text:p>
          </table:table-cell>
          <table:table-cell table:formula="of:=[.$K$7]*POWER([.B50]/[.$K$6];[.$K$8])" office:value-type="float" office:value="434.200428438995">
            <text:p>434,200428439</text:p>
          </table:table-cell>
          <table:table-cell table:number-columns-repeated="1019"/>
        </table:table-row>
        <table:table-row table:style-name="ro1">
          <table:table-cell table:formula="of:=[.A50]+10" office:value-type="float" office:value="451">
            <text:p>451</text:p>
          </table:table-cell>
          <table:table-cell table:formula="of:=1024*[.$K$5]/[.A51]-[.$K$5]" office:value-type="float" office:value="27951.2195121951">
            <text:p>27951,2195121951</text:p>
          </table:table-cell>
          <table:table-cell/>
          <table:table-cell table:formula="of:=[.B51]/[.$K$6]" office:value-type="float" office:value="0.681737061273052">
            <text:p>0,68</text:p>
          </table:table-cell>
          <table:table-cell table:formula="of:=[.$K$7]*POWER([.B51]/[.$K$6];[.$K$8])" office:value-type="float" office:value="550.195024930928">
            <text:p>550,1950249309</text:p>
          </table:table-cell>
          <table:table-cell table:number-columns-repeated="1019"/>
        </table:table-row>
        <table:table-row table:style-name="ro1">
          <table:table-cell table:formula="of:=[.A51]+10" office:value-type="float" office:value="461">
            <text:p>461</text:p>
          </table:table-cell>
          <table:table-cell table:formula="of:=1024*[.$K$5]/[.A52]-[.$K$5]" office:value-type="float" office:value="26867.6789587852">
            <text:p>26867,6789587852</text:p>
          </table:table-cell>
          <table:table-cell/>
          <table:table-cell table:formula="of:=[.B52]/[.$K$6]" office:value-type="float" office:value="0.655309242897201">
            <text:p>0,66</text:p>
          </table:table-cell>
          <table:table-cell table:formula="of:=[.$K$7]*POWER([.B52]/[.$K$6];[.$K$8])" office:value-type="float" office:value="696.399818958664">
            <text:p>696,3998189587</text:p>
          </table:table-cell>
          <table:table-cell table:number-columns-repeated="1019"/>
        </table:table-row>
        <table:table-row table:style-name="ro1">
          <table:table-cell table:formula="of:=[.A52]+10" office:value-type="float" office:value="471">
            <text:p>471</text:p>
          </table:table-cell>
          <table:table-cell table:formula="of:=1024*[.$K$5]/[.A53]-[.$K$5]" office:value-type="float" office:value="25830.1486199575">
            <text:p>25830,1486199575</text:p>
          </table:table-cell>
          <table:table-cell/>
          <table:table-cell table:formula="of:=[.B53]/[.$K$6]" office:value-type="float" office:value="0.630003624877013">
            <text:p>0,63</text:p>
          </table:table-cell>
          <table:table-cell table:formula="of:=[.$K$7]*POWER([.B53]/[.$K$6];[.$K$8])" office:value-type="float" office:value="880.641448902535">
            <text:p>880,6414489025</text:p>
          </table:table-cell>
          <table:table-cell table:number-columns-repeated="1019"/>
        </table:table-row>
        <table:table-row table:style-name="ro1">
          <table:table-cell table:formula="of:=[.A53]+10" office:value-type="float" office:value="481">
            <text:p>481</text:p>
          </table:table-cell>
          <table:table-cell table:formula="of:=1024*[.$K$5]/[.A54]-[.$K$5]" office:value-type="float" office:value="24835.7588357588">
            <text:p>24835,7588357588</text:p>
          </table:table-cell>
          <table:table-cell/>
          <table:table-cell table:formula="of:=[.B54]/[.$K$6]" office:value-type="float" office:value="0.605750215506313">
            <text:p>0,61</text:p>
          </table:table-cell>
          <table:table-cell table:formula="of:=[.$K$7]*POWER([.B54]/[.$K$6];[.$K$8])" office:value-type="float" office:value="1112.80504061096">
            <text:p>1112,805040611</text:p>
          </table:table-cell>
          <table:table-cell table:number-columns-repeated="1019"/>
        </table:table-row>
        <table:table-row table:style-name="ro1">
          <table:table-cell table:formula="of:=[.A54]+10" office:value-type="float" office:value="491">
            <text:p>491</text:p>
          </table:table-cell>
          <table:table-cell table:formula="of:=1024*[.$K$5]/[.A55]-[.$K$5]" office:value-type="float" office:value="23881.8737270876">
            <text:p>23881,8737270876</text:p>
          </table:table-cell>
          <table:table-cell/>
          <table:table-cell table:formula="of:=[.B55]/[.$K$6]" office:value-type="float" office:value="0.582484725050916">
            <text:p>0,58</text:p>
          </table:table-cell>
          <table:table-cell table:formula="of:=[.$K$7]*POWER([.B55]/[.$K$6];[.$K$8])" office:value-type="float" office:value="1405.39383246414">
            <text:p>1405,3938324642</text:p>
          </table:table-cell>
          <table:table-cell table:number-columns-repeated="1019"/>
        </table:table-row>
        <table:table-row table:style-name="ro1">
          <table:table-cell table:formula="of:=[.A55]+10" office:value-type="float" office:value="501">
            <text:p>501</text:p>
          </table:table-cell>
          <table:table-cell table:formula="of:=1024*[.$K$5]/[.A56]-[.$K$5]" office:value-type="float" office:value="22966.0678642715">
            <text:p>22966,0678642715</text:p>
          </table:table-cell>
          <table:table-cell/>
          <table:table-cell table:formula="of:=[.B56]/[.$K$6]" office:value-type="float" office:value="0.560147996689548">
            <text:p>0,56</text:p>
          </table:table-cell>
          <table:table-cell table:formula="of:=[.$K$7]*POWER([.B56]/[.$K$6];[.$K$8])" office:value-type="float" office:value="1774.24827273207">
            <text:p>1774,2482727321</text:p>
          </table:table-cell>
          <table:table-cell table:number-columns-repeated="1019"/>
        </table:table-row>
        <table:table-row table:style-name="ro1">
          <table:table-cell table:formula="of:=[.A56]+10" office:value-type="float" office:value="511">
            <text:p>511</text:p>
          </table:table-cell>
          <table:table-cell table:formula="of:=1024*[.$K$5]/[.A57]-[.$K$5]" office:value-type="float" office:value="22086.1056751468">
            <text:p>22086,1056751468</text:p>
          </table:table-cell>
          <table:table-cell/>
          <table:table-cell table:formula="of:=[.B57]/[.$K$6]" office:value-type="float" office:value="0.538685504271872">
            <text:p>0,54</text:p>
          </table:table-cell>
          <table:table-cell table:formula="of:=[.$K$7]*POWER([.B57]/[.$K$6];[.$K$8])" office:value-type="float" office:value="2239.47268437385">
            <text:p>2239,4726843739</text:p>
          </table:table-cell>
          <table:table-cell table:number-columns-repeated="1019"/>
        </table:table-row>
        <table:table-row table:style-name="ro1">
          <table:table-cell table:formula="of:=[.A57]+10" office:value-type="float" office:value="521">
            <text:p>521</text:p>
          </table:table-cell>
          <table:table-cell table:formula="of:=1024*[.$K$5]/[.A58]-[.$K$5]" office:value-type="float" office:value="21239.9232245681">
            <text:p>21239,9232245681</text:p>
          </table:table-cell>
          <table:table-cell/>
          <table:table-cell table:formula="of:=[.B58]/[.$K$6]" office:value-type="float" office:value="0.518046907916296">
            <text:p>0,52</text:p>
          </table:table-cell>
          <table:table-cell table:formula="of:=[.$K$7]*POWER([.B58]/[.$K$6];[.$K$8])" office:value-type="float" office:value="2826.63303731772">
            <text:p>2826,6330373177</text:p>
          </table:table-cell>
          <table:table-cell table:number-columns-repeated="1019"/>
        </table:table-row>
        <table:table-row table:style-name="ro1">
          <table:table-cell table:formula="of:=[.A58]+10" office:value-type="float" office:value="531">
            <text:p>531</text:p>
          </table:table-cell>
          <table:table-cell table:formula="of:=1024*[.$K$5]/[.A59]-[.$K$5]" office:value-type="float" office:value="20425.6120527307">
            <text:p>20425,6120527307</text:p>
          </table:table-cell>
          <table:table-cell/>
          <table:table-cell table:formula="of:=[.B59]/[.$K$6]" office:value-type="float" office:value="0.4981856598227">
            <text:p>0,50</text:p>
          </table:table-cell>
          <table:table-cell table:formula="of:=[.$K$7]*POWER([.B59]/[.$K$6];[.$K$8])" office:value-type="float" office:value="3568.31011305288">
            <text:p>3568,3101130529</text:p>
          </table:table-cell>
          <table:table-cell table:number-columns-repeated="1019"/>
        </table:table-row>
        <table:table-row table:style-name="ro1">
          <table:table-cell table:formula="of:=[.A59]+10" office:value-type="float" office:value="541">
            <text:p>541</text:p>
          </table:table-cell>
          <table:table-cell table:formula="of:=1024*[.$K$5]/[.A60]-[.$K$5]" office:value-type="float" office:value="19641.404805915">
            <text:p>19641,404805915</text:p>
          </table:table-cell>
          <table:table-cell/>
          <table:table-cell table:formula="of:=[.B60]/[.$K$6]" office:value-type="float" office:value="0.479058653802804">
            <text:p>0,48</text:p>
          </table:table-cell>
          <table:table-cell table:formula="of:=[.$K$7]*POWER([.B60]/[.$K$6];[.$K$8])" office:value-type="float" office:value="4506.12033796726">
            <text:p>4506,1203379673</text:p>
          </table:table-cell>
          <table:table-cell table:number-columns-repeated="1019"/>
        </table:table-row>
        <table:table-row table:style-name="ro1">
          <table:table-cell table:formula="of:=[.A60]+10" office:value-type="float" office:value="551">
            <text:p>551</text:p>
          </table:table-cell>
          <table:table-cell table:formula="of:=1024*[.$K$5]/[.A61]-[.$K$5]" office:value-type="float" office:value="18885.6624319419">
            <text:p>18885,6624319419</text:p>
          </table:table-cell>
          <table:table-cell/>
          <table:table-cell table:formula="of:=[.B61]/[.$K$6]" office:value-type="float" office:value="0.460625912974193">
            <text:p>0,46</text:p>
          </table:table-cell>
          <table:table-cell table:formula="of:=[.$K$7]*POWER([.B61]/[.$K$6];[.$K$8])" office:value-type="float" office:value="5693.3545134029">
            <text:p>5693,3545134029</text:p>
          </table:table-cell>
          <table:table-cell table:number-columns-repeated="1019"/>
        </table:table-row>
        <table:table-row table:style-name="ro1">
          <table:table-cell table:formula="of:=[.A61]+10" office:value-type="float" office:value="561">
            <text:p>561</text:p>
          </table:table-cell>
          <table:table-cell table:formula="of:=1024*[.$K$5]/[.A62]-[.$K$5]" office:value-type="float" office:value="18156.862745098">
            <text:p>18156,862745098</text:p>
          </table:table-cell>
          <table:table-cell/>
          <table:table-cell table:formula="of:=[.B62]/[.$K$6]" office:value-type="float" office:value="0.44285031085605">
            <text:p>0,44</text:p>
          </table:table-cell>
          <table:table-cell table:formula="of:=[.$K$7]*POWER([.B62]/[.$K$6];[.$K$8])" office:value-type="float" office:value="7198.43638429285">
            <text:p>7198,4363842929</text:p>
          </table:table-cell>
          <table:table-cell table:number-columns-repeated="1019"/>
        </table:table-row>
        <table:table-row table:style-name="ro1">
          <table:table-cell table:formula="of:=[.A62]+10" office:value-type="float" office:value="571">
            <text:p>571</text:p>
          </table:table-cell>
          <table:table-cell table:formula="of:=1024*[.$K$5]/[.A63]-[.$K$5]" office:value-type="float" office:value="17453.5901926445">
            <text:p>17453,5901926445</text:p>
          </table:table-cell>
          <table:table-cell/>
          <table:table-cell table:formula="of:=[.B63]/[.$K$6]" office:value-type="float" office:value="0.425697321771817">
            <text:p>0,43</text:p>
          </table:table-cell>
          <table:table-cell table:formula="of:=[.$K$7]*POWER([.B63]/[.$K$6];[.$K$8])" office:value-type="float" office:value="9109.47382521084">
            <text:p>9109,4738252108</text:p>
          </table:table-cell>
          <table:table-cell table:number-columns-repeated="1019"/>
        </table:table-row>
        <table:table-row table:style-name="ro1">
          <table:table-cell table:formula="of:=[.A63]+10" office:value-type="float" office:value="581">
            <text:p>581</text:p>
          </table:table-cell>
          <table:table-cell table:formula="of:=1024*[.$K$5]/[.A64]-[.$K$5]" office:value-type="float" office:value="16774.5266781411">
            <text:p>16774,5266781411</text:p>
          </table:table-cell>
          <table:table-cell/>
          <table:table-cell table:formula="of:=[.B64]/[.$K$6]" office:value-type="float" office:value="0.409134797027833">
            <text:p>0,41</text:p>
          </table:table-cell>
          <table:table-cell table:formula="of:=[.$K$7]*POWER([.B64]/[.$K$6];[.$K$8])" office:value-type="float" office:value="11540.272987202">
            <text:p>11540,272987202</text:p>
          </table:table-cell>
          <table:table-cell table:number-columns-repeated="1019"/>
        </table:table-row>
        <table:table-row table:style-name="ro1">
          <table:table-cell table:formula="of:=[.A64]+10" office:value-type="float" office:value="591">
            <text:p>591</text:p>
          </table:table-cell>
          <table:table-cell table:formula="of:=1024*[.$K$5]/[.A65]-[.$K$5]" office:value-type="float" office:value="16118.4433164129">
            <text:p>16118,4433164129</text:p>
          </table:table-cell>
          <table:table-cell/>
          <table:table-cell table:formula="of:=[.B65]/[.$K$6]" office:value-type="float" office:value="0.393132763814948">
            <text:p>0,39</text:p>
          </table:table-cell>
          <table:table-cell table:formula="of:=[.$K$7]*POWER([.B65]/[.$K$6];[.$K$8])" office:value-type="float" office:value="14638.3208981306">
            <text:p>14638,3208981306</text:p>
          </table:table-cell>
          <table:table-cell table:number-columns-repeated="1019"/>
        </table:table-row>
        <table:table-row table:style-name="ro1">
          <table:table-cell table:formula="of:=[.A65]+10" office:value-type="float" office:value="601">
            <text:p>601</text:p>
          </table:table-cell>
          <table:table-cell table:formula="of:=1024*[.$K$5]/[.A66]-[.$K$5]" office:value-type="float" office:value="15484.1930116473">
            <text:p>15484,1930116473</text:p>
          </table:table-cell>
          <table:table-cell/>
          <table:table-cell table:formula="of:=[.B66]/[.$K$6]" office:value-type="float" office:value="0.377663244186518">
            <text:p>0,38</text:p>
          </table:table-cell>
          <table:table-cell table:formula="of:=[.$K$7]*POWER([.B66]/[.$K$6];[.$K$8])" office:value-type="float" office:value="18595.4303497363">
            <text:p>18595,4303497363</text:p>
          </table:table-cell>
          <table:table-cell table:number-columns-repeated="1019"/>
        </table:table-row>
        <table:table-row table:style-name="ro1">
          <table:table-cell table:formula="of:=[.A66]+10" office:value-type="float" office:value="611">
            <text:p>611</text:p>
          </table:table-cell>
          <table:table-cell table:formula="of:=1024*[.$K$5]/[.A67]-[.$K$5]" office:value-type="float" office:value="14870.7037643208">
            <text:p>14870,7037643208</text:p>
          </table:table-cell>
          <table:table-cell/>
          <table:table-cell table:formula="of:=[.B67]/[.$K$6]" office:value-type="float" office:value="0.362700091812702">
            <text:p>0,36</text:p>
          </table:table-cell>
          <table:table-cell table:formula="of:=[.$K$7]*POWER([.B67]/[.$K$6];[.$K$8])" office:value-type="float" office:value="23662.0050273669">
            <text:p>23662,0050273669</text:p>
          </table:table-cell>
          <table:table-cell table:number-columns-repeated="1019"/>
        </table:table-row>
        <table:table-row table:style-name="ro1">
          <table:table-cell table:formula="of:=[.A67]+10" office:value-type="float" office:value="621">
            <text:p>621</text:p>
          </table:table-cell>
          <table:table-cell table:formula="of:=1024*[.$K$5]/[.A68]-[.$K$5]" office:value-type="float" office:value="14276.9726247987">
            <text:p>14276,9726247987</text:p>
          </table:table-cell>
          <table:table-cell/>
          <table:table-cell table:formula="of:=[.B68]/[.$K$6]" office:value-type="float" office:value="0.348218844507286">
            <text:p>0,35</text:p>
          </table:table-cell>
          <table:table-cell table:formula="of:=[.$K$7]*POWER([.B68]/[.$K$6];[.$K$8])" office:value-type="float" office:value="30166.2556882118">
            <text:p>30166,2556882118</text:p>
          </table:table-cell>
          <table:table-cell table:number-columns-repeated="1019"/>
        </table:table-row>
        <table:table-row table:style-name="ro1">
          <table:table-cell table:formula="of:=[.A68]+10" office:value-type="float" office:value="631">
            <text:p>631</text:p>
          </table:table-cell>
          <table:table-cell table:formula="of:=1024*[.$K$5]/[.A69]-[.$K$5]" office:value-type="float" office:value="13702.06022187">
            <text:p>13702,06022187</text:p>
          </table:table-cell>
          <table:table-cell/>
          <table:table-cell table:formula="of:=[.B69]/[.$K$6]" office:value-type="float" office:value="0.334196590777318">
            <text:p>0,33</text:p>
          </table:table-cell>
          <table:table-cell table:formula="of:=[.$K$7]*POWER([.B69]/[.$K$6];[.$K$8])" office:value-type="float" office:value="38540.2281870086">
            <text:p>38540,2281870086</text:p>
          </table:table-cell>
          <table:table-cell table:number-columns-repeated="1019"/>
        </table:table-row>
        <table:table-row table:style-name="ro1">
          <table:table-cell table:formula="of:=[.A69]+10" office:value-type="float" office:value="641">
            <text:p>641</text:p>
          </table:table-cell>
          <table:table-cell table:formula="of:=1024*[.$K$5]/[.A70]-[.$K$5]" office:value-type="float" office:value="13145.0858034321">
            <text:p>13145,0858034321</text:p>
          </table:table-cell>
          <table:table-cell/>
          <table:table-cell table:formula="of:=[.B70]/[.$K$6]" office:value-type="float" office:value="0.320611848864198">
            <text:p>0,32</text:p>
          </table:table-cell>
          <table:table-cell table:formula="of:=[.$K$7]*POWER([.B70]/[.$K$6];[.$K$8])" office:value-type="float" office:value="49355.2630171232">
            <text:p>49355,2630171232</text:p>
          </table:table-cell>
          <table:table-cell table:number-columns-repeated="1019"/>
        </table:table-row>
        <table:table-row table:style-name="ro1">
          <table:table-cell table:formula="of:=[.A70]+10" office:value-type="float" office:value="651">
            <text:p>651</text:p>
          </table:table-cell>
          <table:table-cell table:formula="of:=1024*[.$K$5]/[.A71]-[.$K$5]" office:value-type="float" office:value="12605.222734255">
            <text:p>12605,222734255</text:p>
          </table:table-cell>
          <table:table-cell/>
          <table:table-cell table:formula="of:=[.B71]/[.$K$6]" office:value-type="float" office:value="0.307444456933049">
            <text:p>0,31</text:p>
          </table:table-cell>
          <table:table-cell table:formula="of:=[.$K$7]*POWER([.B71]/[.$K$6];[.$K$8])" office:value-type="float" office:value="63370.6009652583">
            <text:p>63370,6009652583</text:p>
          </table:table-cell>
          <table:table-cell table:number-columns-repeated="1019"/>
        </table:table-row>
        <table:table-row table:style-name="ro1">
          <table:table-cell table:formula="of:=[.A71]+10" office:value-type="float" office:value="661">
            <text:p>661</text:p>
          </table:table-cell>
          <table:table-cell table:formula="of:=1024*[.$K$5]/[.A72]-[.$K$5]" office:value-type="float" office:value="12081.6944024206">
            <text:p>12081,6944024206</text:p>
          </table:table-cell>
          <table:table-cell/>
          <table:table-cell table:formula="of:=[.B72]/[.$K$6]" office:value-type="float" office:value="0.29467547322977">
            <text:p>0,29</text:p>
          </table:table-cell>
          <table:table-cell table:formula="of:=[.$K$7]*POWER([.B72]/[.$K$6];[.$K$8])" office:value-type="float" office:value="81600.442069331">
            <text:p>81600,442069331</text:p>
          </table:table-cell>
          <table:table-cell table:number-columns-repeated="1019"/>
        </table:table-row>
        <table:table-row table:style-name="ro1">
          <table:table-cell table:formula="of:=[.A72]+10" office:value-type="float" office:value="671">
            <text:p>671</text:p>
          </table:table-cell>
          <table:table-cell table:formula="of:=1024*[.$K$5]/[.A73]-[.$K$5]" office:value-type="float" office:value="11573.7704918033">
            <text:p>11573,7704918033</text:p>
          </table:table-cell>
          <table:table-cell/>
          <table:table-cell table:formula="of:=[.B73]/[.$K$6]" office:value-type="float" office:value="0.282287085165934">
            <text:p>0,28</text:p>
          </table:table-cell>
          <table:table-cell table:formula="of:=[.$K$7]*POWER([.B73]/[.$K$6];[.$K$8])" office:value-type="float" office:value="105407.101260449">
            <text:p>105407,101260449</text:p>
          </table:table-cell>
          <table:table-cell table:number-columns-repeated="1019"/>
        </table:table-row>
        <table:table-row table:style-name="ro1">
          <table:table-cell table:formula="of:=[.A73]+10" office:value-type="float" office:value="681">
            <text:p>681</text:p>
          </table:table-cell>
          <table:table-cell table:formula="of:=1024*[.$K$5]/[.A74]-[.$K$5]" office:value-type="float" office:value="11080.7635829662">
            <text:p>11080,7635829662</text:p>
          </table:table-cell>
          <table:table-cell/>
          <table:table-cell table:formula="of:=[.B74]/[.$K$6]" office:value-type="float" office:value="0.27026252641381">
            <text:p>0,27</text:p>
          </table:table-cell>
          <table:table-cell table:formula="of:=[.$K$7]*POWER([.B74]/[.$K$6];[.$K$8])" office:value-type="float" office:value="136631.361882964">
            <text:p>136631,361882964</text:p>
          </table:table-cell>
          <table:table-cell table:number-columns-repeated="1019"/>
        </table:table-row>
        <table:table-row table:style-name="ro1">
          <table:table-cell table:formula="of:=[.A74]+10" office:value-type="float" office:value="691">
            <text:p>691</text:p>
          </table:table-cell>
          <table:table-cell table:formula="of:=1024*[.$K$5]/[.A75]-[.$K$5]" office:value-type="float" office:value="10602.0260492041">
            <text:p>10602,0260492041</text:p>
          </table:table-cell>
          <table:table-cell/>
          <table:table-cell table:formula="of:=[.B75]/[.$K$6]" office:value-type="float" office:value="0.258586001200099">
            <text:p>0,26</text:p>
          </table:table-cell>
          <table:table-cell table:formula="of:=[.$K$7]*POWER([.B75]/[.$K$6];[.$K$8])" office:value-type="float" office:value="177776.294860022">
            <text:p>177776,294860022</text:p>
          </table:table-cell>
          <table:table-cell table:number-columns-repeated="1019"/>
        </table:table-row>
        <table:table-row table:style-name="ro1">
          <table:table-cell table:formula="of:=[.A75]+10" office:value-type="float" office:value="701">
            <text:p>701</text:p>
          </table:table-cell>
          <table:table-cell table:formula="of:=1024*[.$K$5]/[.A76]-[.$K$5]" office:value-type="float" office:value="10136.9472182596">
            <text:p>10136,9472182596</text:p>
          </table:table-cell>
          <table:table-cell/>
          <table:table-cell table:formula="of:=[.B76]/[.$K$6]" office:value-type="float" office:value="0.247242615079503">
            <text:p>0,25</text:p>
          </table:table-cell>
          <table:table-cell table:formula="of:=[.$K$7]*POWER([.B76]/[.$K$6];[.$K$8])" office:value-type="float" office:value="232268.608654194">
            <text:p>232268,608654194</text:p>
          </table:table-cell>
          <table:table-cell table:number-columns-repeated="1019"/>
        </table:table-row>
        <table:table-row table:style-name="ro1">
          <table:table-cell table:formula="of:=[.A76]+10" office:value-type="float" office:value="711">
            <text:p>711</text:p>
          </table:table-cell>
          <table:table-cell table:formula="of:=1024*[.$K$5]/[.A77]-[.$K$5]" office:value-type="float" office:value="9684.95077355837">
            <text:p>9684,9507735584</text:p>
          </table:table-cell>
          <table:table-cell/>
          <table:table-cell table:formula="of:=[.B77]/[.$K$6]" office:value-type="float" office:value="0.236218311550204">
            <text:p>0,24</text:p>
          </table:table-cell>
          <table:table-cell table:formula="of:=[.$K$7]*POWER([.B77]/[.$K$6];[.$K$8])" office:value-type="float" office:value="304833.488337907">
            <text:p>304833,488337907</text:p>
          </table:table-cell>
          <table:table-cell table:number-columns-repeated="1019"/>
        </table:table-row>
        <table:table-row table:style-name="ro1">
          <table:table-cell table:formula="of:=[.A77]+10" office:value-type="float" office:value="721">
            <text:p>721</text:p>
          </table:table-cell>
          <table:table-cell table:formula="of:=1024*[.$K$5]/[.A78]-[.$K$5]" office:value-type="float" office:value="9245.49237170596">
            <text:p>9245,492371706</text:p>
          </table:table-cell>
          <table:table-cell/>
          <table:table-cell table:formula="of:=[.B78]/[.$K$6]" office:value-type="float" office:value="0.225499813944048">
            <text:p>0,23</text:p>
          </table:table-cell>
          <table:table-cell table:formula="of:=[.$K$7]*POWER([.B78]/[.$K$6];[.$K$8])" office:value-type="float" office:value="402037.227540887">
            <text:p>402037,227540887</text:p>
          </table:table-cell>
          <table:table-cell table:number-columns-repeated="1019"/>
        </table:table-row>
        <table:table-row table:style-name="ro1">
          <table:table-cell table:formula="of:=[.A78]+10" office:value-type="float" office:value="731">
            <text:p>731</text:p>
          </table:table-cell>
          <table:table-cell table:formula="of:=1024*[.$K$5]/[.A79]-[.$K$5]" office:value-type="float" office:value="8818.05745554036">
            <text:p>8818,0574555404</text:p>
          </table:table-cell>
          <table:table-cell/>
          <table:table-cell table:formula="of:=[.B79]/[.$K$6]" office:value-type="float" office:value="0.21507457208635">
            <text:p>0,22</text:p>
          </table:table-cell>
          <table:table-cell table:formula="of:=[.$K$7]*POWER([.B79]/[.$K$6];[.$K$8])" office:value-type="float" office:value="533080.595335085">
            <text:p>533080,595335085</text:p>
          </table:table-cell>
          <table:table-cell table:number-columns-repeated="1019"/>
        </table:table-row>
        <table:table-row table:style-name="ro1">
          <table:table-cell table:formula="of:=[.A79]+10" office:value-type="float" office:value="741">
            <text:p>741</text:p>
          </table:table-cell>
          <table:table-cell table:formula="of:=1024*[.$K$5]/[.A80]-[.$K$5]" office:value-type="float" office:value="8402.15924426451">
            <text:p>8402,1592442645</text:p>
          </table:table-cell>
          <table:table-cell/>
          <table:table-cell table:formula="of:=[.B80]/[.$K$6]" office:value-type="float" office:value="0.204930713274744">
            <text:p>0,20</text:p>
          </table:table-cell>
          <table:table-cell table:formula="of:=[.$K$7]*POWER([.B80]/[.$K$6];[.$K$8])" office:value-type="float" office:value="710971.158157948">
            <text:p>710971,158157948</text:p>
          </table:table-cell>
          <table:table-cell table:number-columns-repeated="1019"/>
        </table:table-row>
        <table:table-row table:style-name="ro1">
          <table:table-cell table:formula="of:=[.A80]+10" office:value-type="float" office:value="751">
            <text:p>751</text:p>
          </table:table-cell>
          <table:table-cell table:formula="of:=1024*[.$K$5]/[.A81]-[.$K$5]" office:value-type="float" office:value="7997.33688415446">
            <text:p>7997,3368841545</text:p>
          </table:table-cell>
          <table:table-cell/>
          <table:table-cell table:formula="of:=[.B81]/[.$K$6]" office:value-type="float" office:value="0.195056997174499">
            <text:p>0,20</text:p>
          </table:table-cell>
          <table:table-cell table:formula="of:=[.$K$7]*POWER([.B81]/[.$K$6];[.$K$8])" office:value-type="float" office:value="954275.340078762">
            <text:p>954275,340078762</text:p>
          </table:table-cell>
          <table:table-cell table:number-columns-repeated="1019"/>
        </table:table-row>
        <table:table-row table:style-name="ro1">
          <table:table-cell table:formula="of:=[.A81]+10" office:value-type="float" office:value="761">
            <text:p>761</text:p>
          </table:table-cell>
          <table:table-cell table:formula="of:=1024*[.$K$5]/[.A82]-[.$K$5]" office:value-type="float" office:value="7603.15374507227">
            <text:p>7603,1537450723</text:p>
          </table:table-cell>
          <table:table-cell/>
          <table:table-cell table:formula="of:=[.B82]/[.$K$6]" office:value-type="float" office:value="0.185442774270055">
            <text:p>0,19</text:p>
          </table:table-cell>
          <table:table-cell table:formula="of:=[.$K$7]*POWER([.B82]/[.$K$6];[.$K$8])" office:value-type="float" office:value="1289768.99251029">
            <text:p>1289768,99251029</text:p>
          </table:table-cell>
          <table:table-cell table:number-columns-repeated="1019"/>
        </table:table-row>
        <table:table-row table:style-name="ro1">
          <table:table-cell table:formula="of:=[.A82]+10" office:value-type="float" office:value="771">
            <text:p>771</text:p>
          </table:table-cell>
          <table:table-cell table:formula="of:=1024*[.$K$5]/[.A83]-[.$K$5]" office:value-type="float" office:value="7219.19584954605">
            <text:p>7219,1958495461</text:p>
          </table:table-cell>
          <table:table-cell/>
          <table:table-cell table:formula="of:=[.B83]/[.$K$6]" office:value-type="float" office:value="0.176077947549904">
            <text:p>0,18</text:p>
          </table:table-cell>
          <table:table-cell table:formula="of:=[.$K$7]*POWER([.B83]/[.$K$6];[.$K$8])" office:value-type="float" office:value="1756500.09213453">
            <text:p>1756500,09213453</text:p>
          </table:table-cell>
          <table:table-cell table:number-columns-repeated="1019"/>
        </table:table-row>
        <table:table-row table:style-name="ro1">
          <table:table-cell table:formula="of:=[.A83]+10" office:value-type="float" office:value="781">
            <text:p>781</text:p>
          </table:table-cell>
          <table:table-cell table:formula="of:=1024*[.$K$5]/[.A84]-[.$K$5]" office:value-type="float" office:value="6845.07042253521">
            <text:p>6845,0704225352</text:p>
          </table:table-cell>
          <table:table-cell/>
          <table:table-cell table:formula="of:=[.B84]/[.$K$6]" office:value-type="float" office:value="0.166952937135005">
            <text:p>0,17</text:p>
          </table:table-cell>
          <table:table-cell table:formula="of:=[.$K$7]*POWER([.B84]/[.$K$6];[.$K$8])" office:value-type="float" office:value="2412104.36436557">
            <text:p>2412104,36436557</text:p>
          </table:table-cell>
          <table:table-cell table:number-columns-repeated="1019"/>
        </table:table-row>
        <table:table-row table:style-name="ro1">
          <table:table-cell table:formula="of:=[.A84]+10" office:value-type="float" office:value="791">
            <text:p>791</text:p>
          </table:table-cell>
          <table:table-cell table:formula="of:=1024*[.$K$5]/[.A85]-[.$K$5]" office:value-type="float" office:value="6480.40455120101">
            <text:p>6480,404551201</text:p>
          </table:table-cell>
          <table:table-cell/>
          <table:table-cell table:formula="of:=[.B85]/[.$K$6]" office:value-type="float" office:value="0.158058647590269">
            <text:p>0,16</text:p>
          </table:table-cell>
          <table:table-cell table:formula="of:=[.$K$7]*POWER([.B85]/[.$K$6];[.$K$8])" office:value-type="float" office:value="3342773.94378819">
            <text:p>3342773,94378819</text:p>
          </table:table-cell>
          <table:table-cell table:number-columns-repeated="1019"/>
        </table:table-row>
        <table:table-row table:style-name="ro1">
          <table:table-cell table:formula="of:=[.A85]+10" office:value-type="float" office:value="801">
            <text:p>801</text:p>
          </table:table-cell>
          <table:table-cell table:formula="of:=1024*[.$K$5]/[.A86]-[.$K$5]" office:value-type="float" office:value="6124.84394506866">
            <text:p>6124,8439450687</text:p>
          </table:table-cell>
          <table:table-cell/>
          <table:table-cell table:formula="of:=[.B86]/[.$K$6]" office:value-type="float" office:value="0.149386437684602">
            <text:p>0,15</text:p>
          </table:table-cell>
          <table:table-cell table:formula="of:=[.$K$7]*POWER([.B86]/[.$K$6];[.$K$8])" office:value-type="float" office:value="4679253.99884792">
            <text:p>4679253,99884792</text:p>
          </table:table-cell>
          <table:table-cell table:number-columns-repeated="1019"/>
        </table:table-row>
        <table:table-row table:style-name="ro1">
          <table:table-cell table:formula="of:=[.A86]+10" office:value-type="float" office:value="811">
            <text:p>811</text:p>
          </table:table-cell>
          <table:table-cell table:formula="of:=1024*[.$K$5]/[.A87]-[.$K$5]" office:value-type="float" office:value="5778.05178791615">
            <text:p>5778,0517879162</text:p>
          </table:table-cell>
          <table:table-cell/>
          <table:table-cell table:formula="of:=[.B87]/[.$K$6]" office:value-type="float" office:value="0.140928092388199">
            <text:p>0,14</text:p>
          </table:table-cell>
          <table:table-cell table:formula="of:=[.$K$7]*POWER([.B87]/[.$K$6];[.$K$8])" office:value-type="float" office:value="6622977.15104514">
            <text:p>6622977,15104514</text:p>
          </table:table-cell>
          <table:table-cell table:number-columns-repeated="1019"/>
        </table:table-row>
        <table:table-row table:style-name="ro1">
          <table:table-cell table:formula="of:=[.A87]+10" office:value-type="float" office:value="821">
            <text:p>821</text:p>
          </table:table-cell>
          <table:table-cell table:formula="of:=1024*[.$K$5]/[.A88]-[.$K$5]" office:value-type="float" office:value="5439.70767356882">
            <text:p>5439,7076735688</text:p>
          </table:table-cell>
          <table:table-cell/>
          <table:table-cell table:formula="of:=[.B88]/[.$K$6]" office:value-type="float" office:value="0.132675796916313">
            <text:p>0,13</text:p>
          </table:table-cell>
          <table:table-cell table:formula="of:=[.$K$7]*POWER([.B88]/[.$K$6];[.$K$8])" office:value-type="float" office:value="9489604.10116461">
            <text:p>9489604,10116461</text:p>
          </table:table-cell>
          <table:table-cell table:number-columns-repeated="1019"/>
        </table:table-row>
        <table:table-row table:style-name="ro1">
          <table:table-cell table:formula="of:=[.A88]+10" office:value-type="float" office:value="831">
            <text:p>831</text:p>
          </table:table-cell>
          <table:table-cell table:formula="of:=1024*[.$K$5]/[.A89]-[.$K$5]" office:value-type="float" office:value="5109.50661853189">
            <text:p>5109,5066185319</text:p>
          </table:table-cell>
          <table:table-cell/>
          <table:table-cell table:formula="of:=[.B89]/[.$K$6]" office:value-type="float" office:value="0.124622112647119">
            <text:p>0,12</text:p>
          </table:table-cell>
          <table:table-cell table:formula="of:=[.$K$7]*POWER([.B89]/[.$K$6];[.$K$8])" office:value-type="float" office:value="13783133.5100232">
            <text:p>13783133,5100232</text:p>
          </table:table-cell>
          <table:table-cell table:number-columns-repeated="1019"/>
        </table:table-row>
        <table:table-row table:style-name="ro1">
          <table:table-cell table:formula="of:=[.A89]+10" office:value-type="float" office:value="841">
            <text:p>841</text:p>
          </table:table-cell>
          <table:table-cell table:formula="of:=1024*[.$K$5]/[.A90]-[.$K$5]" office:value-type="float" office:value="4787.1581450654">
            <text:p>4787,1581450654</text:p>
          </table:table-cell>
          <table:table-cell/>
          <table:table-cell table:formula="of:=[.B90]/[.$K$6]" office:value-type="float" office:value="0.116759954757693">
            <text:p>0,12</text:p>
          </table:table-cell>
          <table:table-cell table:formula="of:=[.$K$7]*POWER([.B90]/[.$K$6];[.$K$8])" office:value-type="float" office:value="20325046.7600031">
            <text:p>20325046,7600031</text:p>
          </table:table-cell>
          <table:table-cell table:number-columns-repeated="1019"/>
        </table:table-row>
        <table:table-row table:style-name="ro1">
          <table:table-cell table:formula="of:=[.A90]+10" office:value-type="float" office:value="851">
            <text:p>851</text:p>
          </table:table-cell>
          <table:table-cell table:formula="of:=1024*[.$K$5]/[.A91]-[.$K$5]" office:value-type="float" office:value="4472.38542890717">
            <text:p>4472,3854289072</text:p>
          </table:table-cell>
          <table:table-cell/>
          <table:table-cell table:formula="of:=[.B91]/[.$K$6]" office:value-type="float" office:value="0.10908257143676">
            <text:p>0,11</text:p>
          </table:table-cell>
          <table:table-cell table:formula="of:=[.$K$7]*POWER([.B91]/[.$K$6];[.$K$8])" office:value-type="float" office:value="30485279.2981834">
            <text:p>30485279,2981834</text:p>
          </table:table-cell>
          <table:table-cell table:number-columns-repeated="1019"/>
        </table:table-row>
        <table:table-row table:style-name="ro1">
          <table:table-cell table:formula="of:=[.A91]+10" office:value-type="float" office:value="861">
            <text:p>861</text:p>
          </table:table-cell>
          <table:table-cell table:formula="of:=1024*[.$K$5]/[.A92]-[.$K$5]" office:value-type="float" office:value="4164.92450638792">
            <text:p>4164,9245063879</text:p>
          </table:table-cell>
          <table:table-cell/>
          <table:table-cell table:formula="of:=[.B92]/[.$K$6]" office:value-type="float" office:value="0.101583524546047">
            <text:p>0,10</text:p>
          </table:table-cell>
          <table:table-cell table:formula="of:=[.$K$7]*POWER([.B92]/[.$K$6];[.$K$8])" office:value-type="float" office:value="46607382.6599369">
            <text:p>46607382,6599369</text:p>
          </table:table-cell>
          <table:table-cell table:number-columns-repeated="1019"/>
        </table:table-row>
        <table:table-row table:style-name="ro1">
          <table:table-cell table:formula="of:=[.A92]+10" office:value-type="float" office:value="871">
            <text:p>871</text:p>
          </table:table-cell>
          <table:table-cell table:formula="of:=1024*[.$K$5]/[.A93]-[.$K$5]" office:value-type="float" office:value="3864.52353616533">
            <text:p>3864,5235361653</text:p>
          </table:table-cell>
          <table:table-cell/>
          <table:table-cell table:formula="of:=[.B93]/[.$K$6]" office:value-type="float" office:value="0.0942566716137885">
            <text:p>0,09</text:p>
          </table:table-cell>
          <table:table-cell table:formula="of:=[.$K$7]*POWER([.B93]/[.$K$6];[.$K$8])" office:value-type="float" office:value="72816715.2295484">
            <text:p>72816715,2295484</text:p>
          </table:table-cell>
          <table:table-cell table:number-columns-repeated="1019"/>
        </table:table-row>
        <table:table-row table:style-name="ro1">
          <table:table-cell table:formula="of:=[.A93]+10" office:value-type="float" office:value="881">
            <text:p>881</text:p>
          </table:table-cell>
          <table:table-cell table:formula="of:=1024*[.$K$5]/[.A94]-[.$K$5]" office:value-type="float" office:value="3570.94211123723">
            <text:p>3570,9421112372</text:p>
          </table:table-cell>
          <table:table-cell/>
          <table:table-cell table:formula="of:=[.B94]/[.$K$6]" office:value-type="float" office:value="0.0870961490545666">
            <text:p>0,09</text:p>
          </table:table-cell>
          <table:table-cell table:formula="of:=[.$K$7]*POWER([.B94]/[.$K$6];[.$K$8])" office:value-type="float" office:value="116613205.243345">
            <text:p>116613205,243345</text:p>
          </table:table-cell>
          <table:table-cell table:number-columns-repeated="1019"/>
        </table:table-row>
        <table:table-row table:style-name="ro1">
          <table:table-cell table:formula="of:=[.A94]+10" office:value-type="float" office:value="891">
            <text:p>891</text:p>
          </table:table-cell>
          <table:table-cell table:formula="of:=1024*[.$K$5]/[.A95]-[.$K$5]" office:value-type="float" office:value="3283.95061728395">
            <text:p>3283,950617284</text:p>
          </table:table-cell>
          <table:table-cell/>
          <table:table-cell table:formula="of:=[.B95]/[.$K$6]" office:value-type="float" office:value="0.0800963565191207">
            <text:p>0,08</text:p>
          </table:table-cell>
          <table:table-cell table:formula="of:=[.$K$7]*POWER([.B95]/[.$K$6];[.$K$8])" office:value-type="float" office:value="192141135.747296">
            <text:p>192141135,747296</text:p>
          </table:table-cell>
          <table:table-cell table:number-columns-repeated="1019"/>
        </table:table-row>
        <table:table-row table:style-name="ro1">
          <table:table-cell table:formula="of:=[.A95]+10" office:value-type="float" office:value="901">
            <text:p>901</text:p>
          </table:table-cell>
          <table:table-cell table:formula="of:=1024*[.$K$5]/[.A96]-[.$K$5]" office:value-type="float" office:value="3003.32963374029">
            <text:p>3003,3296337403</text:p>
          </table:table-cell>
          <table:table-cell/>
          <table:table-cell table:formula="of:=[.B96]/[.$K$6]" office:value-type="float" office:value="0.0732519422863485">
            <text:p>0,07</text:p>
          </table:table-cell>
          <table:table-cell table:formula="of:=[.$K$7]*POWER([.B96]/[.$K$6];[.$K$8])" office:value-type="float" office:value="327221586.344209">
            <text:p>327221586,344209</text:p>
          </table:table-cell>
          <table:table-cell table:number-columns-repeated="1019"/>
        </table:table-row>
        <table:table-row table:style-name="ro1">
          <table:table-cell table:formula="of:=[.A96]+10" office:value-type="float" office:value="911">
            <text:p>911</text:p>
          </table:table-cell>
          <table:table-cell table:formula="of:=1024*[.$K$5]/[.A97]-[.$K$5]" office:value-type="float" office:value="2728.86937431394">
            <text:p>2728,869374314</text:p>
          </table:table-cell>
          <table:table-cell/>
          <table:table-cell table:formula="of:=[.B97]/[.$K$6]" office:value-type="float" office:value="0.0665577896174132">
            <text:p>0,07</text:p>
          </table:table-cell>
          <table:table-cell table:formula="of:=[.$K$7]*POWER([.B97]/[.$K$6];[.$K$8])" office:value-type="float" office:value="579310160.116153">
            <text:p>579310160,116153</text:p>
          </table:table-cell>
          <table:table-cell table:number-columns-repeated="1019"/>
        </table:table-row>
        <table:table-row table:style-name="ro1">
          <table:table-cell table:formula="of:=[.A97]+10" office:value-type="float" office:value="921">
            <text:p>921</text:p>
          </table:table-cell>
          <table:table-cell table:formula="of:=1024*[.$K$5]/[.A98]-[.$K$5]" office:value-type="float" office:value="2460.36916395223">
            <text:p>2460,3691639522</text:p>
          </table:table-cell>
          <table:table-cell/>
          <table:table-cell table:formula="of:=[.B98]/[.$K$6]" office:value-type="float" office:value="0.0600090039988348">
            <text:p>0,06</text:p>
          </table:table-cell>
          <table:table-cell table:formula="of:=[.$K$7]*POWER([.B98]/[.$K$6];[.$K$8])" office:value-type="float" office:value="1074039300.9233">
            <text:p>1074039300,9233</text:p>
          </table:table-cell>
          <table:table-cell table:number-columns-repeated="1019"/>
        </table:table-row>
        <table:table-row table:style-name="ro1">
          <table:table-cell table:formula="of:=[.A98]+10" office:value-type="float" office:value="931">
            <text:p>931</text:p>
          </table:table-cell>
          <table:table-cell table:formula="of:=1024*[.$K$5]/[.A99]-[.$K$5]" office:value-type="float" office:value="2197.63694951665">
            <text:p>2197,6369495167</text:p>
          </table:table-cell>
          <table:table-cell/>
          <table:table-cell table:formula="of:=[.B99]/[.$K$6]" office:value-type="float" office:value="0.0536009012077231">
            <text:p>0,05</text:p>
          </table:table-cell>
          <table:table-cell table:formula="of:=[.$K$7]*POWER([.B99]/[.$K$6];[.$K$8])" office:value-type="float" office:value="2105421604.43351">
            <text:p>2105421604,43351</text:p>
          </table:table-cell>
          <table:table-cell table:number-columns-repeated="1019"/>
        </table:table-row>
        <table:table-row table:style-name="ro1">
          <table:table-cell table:formula="of:=[.A99]+10" office:value-type="float" office:value="941">
            <text:p>941</text:p>
          </table:table-cell>
          <table:table-cell table:formula="of:=1024*[.$K$5]/[.A100]-[.$K$5]" office:value-type="float" office:value="1940.48884165781">
            <text:p>1940,4888416578</text:p>
          </table:table-cell>
          <table:table-cell/>
          <table:table-cell table:formula="of:=[.B100]/[.$K$6]" office:value-type="float" office:value="0.0473289961379954">
            <text:p>0,05</text:p>
          </table:table-cell>
          <table:table-cell table:formula="of:=[.$K$7]*POWER([.B100]/[.$K$6];[.$K$8])" office:value-type="float" office:value="4420407308.67946">
            <text:p>4420407308,67946</text:p>
          </table:table-cell>
          <table:table-cell table:number-columns-repeated="1019"/>
        </table:table-row>
        <table:table-row table:style-name="ro1">
          <table:table-cell table:formula="of:=[.A100]+10" office:value-type="float" office:value="951">
            <text:p>951</text:p>
          </table:table-cell>
          <table:table-cell table:formula="of:=1024*[.$K$5]/[.A101]-[.$K$5]" office:value-type="float" office:value="1688.74868559411">
            <text:p>1688,7486855941</text:p>
          </table:table-cell>
          <table:table-cell/>
          <table:table-cell table:formula="of:=[.B101]/[.$K$6]" office:value-type="float" office:value="0.0411889923315637">
            <text:p>0,04</text:p>
          </table:table-cell>
          <table:table-cell table:formula="of:=[.$K$7]*POWER([.B101]/[.$K$6];[.$K$8])" office:value-type="float" office:value="10119132945.0353">
            <text:p>10119132945,0353</text:p>
          </table:table-cell>
          <table:table-cell table:number-columns-repeated="1019"/>
        </table:table-row>
        <table:table-row table:style-name="ro1">
          <table:table-cell table:formula="of:=[.A101]+10" office:value-type="float" office:value="961">
            <text:p>961</text:p>
          </table:table-cell>
          <table:table-cell table:formula="of:=1024*[.$K$5]/[.A102]-[.$K$5]" office:value-type="float" office:value="1442.24765868887">
            <text:p>1442,2476586889</text:p>
          </table:table-cell>
          <table:table-cell/>
          <table:table-cell table:formula="of:=[.B102]/[.$K$6]" office:value-type="float" office:value="0.0351767721631431">
            <text:p>0,04</text:p>
          </table:table-cell>
          <table:table-cell table:formula="of:=[.$K$7]*POWER([.B102]/[.$K$6];[.$K$8])" office:value-type="float" office:value="25916356202.1803">
            <text:p>25916356202,1803</text:p>
          </table:table-cell>
          <table:table-cell table:number-columns-repeated="1019"/>
        </table:table-row>
        <table:table-row table:style-name="ro1">
          <table:table-cell table:formula="of:=[.A102]+10" office:value-type="float" office:value="971">
            <text:p>971</text:p>
          </table:table-cell>
          <table:table-cell table:formula="of:=1024*[.$K$5]/[.A103]-[.$K$5]" office:value-type="float" office:value="1200.82389289392">
            <text:p>1200,8238928939</text:p>
          </table:table-cell>
          <table:table-cell/>
          <table:table-cell table:formula="of:=[.B103]/[.$K$6]" office:value-type="float" office:value="0.0292883876315591">
            <text:p>0,03</text:p>
          </table:table-cell>
          <table:table-cell table:formula="of:=[.$K$7]*POWER([.B103]/[.$K$6];[.$K$8])" office:value-type="float" office:value="77228663696.168">
            <text:p>77228663696,168</text:p>
          </table:table-cell>
          <table:table-cell table:number-columns-repeated="1019"/>
        </table:table-row>
        <table:table-row table:style-name="ro1">
          <table:table-cell table:formula="of:=[.A103]+10" office:value-type="float" office:value="981">
            <text:p>981</text:p>
          </table:table-cell>
          <table:table-cell table:formula="of:=1024*[.$K$5]/[.A104]-[.$K$5]" office:value-type="float" office:value="964.322120285422">
            <text:p>964,3221202854</text:p>
          </table:table-cell>
          <table:table-cell/>
          <table:table-cell table:formula="of:=[.B104]/[.$K$6]" office:value-type="float" office:value="0.0235200517142786">
            <text:p>0,02</text:p>
          </table:table-cell>
          <table:table-cell table:formula="of:=[.$K$7]*POWER([.B104]/[.$K$6];[.$K$8])" office:value-type="float" office:value="285456514522.047">
            <text:p>285456514522,047</text:p>
          </table:table-cell>
          <table:table-cell table:number-columns-repeated="1019"/>
        </table:table-row>
        <table:table-row table:style-name="ro1">
          <table:table-cell table:formula="of:=[.A104]+10" office:value-type="float" office:value="991">
            <text:p>991</text:p>
          </table:table-cell>
          <table:table-cell table:formula="of:=1024*[.$K$5]/[.A105]-[.$K$5]" office:value-type="float" office:value="732.593340060546">
            <text:p>732,5933400605</text:p>
          </table:table-cell>
          <table:table-cell/>
          <table:table-cell table:formula="of:=[.B105]/[.$K$6]" office:value-type="float" office:value="0.0178681302453792">
            <text:p>0,02</text:p>
          </table:table-cell>
          <table:table-cell table:formula="of:=[.$K$7]*POWER([.B105]/[.$K$6];[.$K$8])" office:value-type="float" office:value="1468778736924.32">
            <text:p>1468778736924,32</text:p>
          </table:table-cell>
          <table:table-cell table:number-columns-repeated="1019"/>
        </table:table-row>
        <table:table-row table:style-name="ro1">
          <table:table-cell table:formula="of:=[.A105]+10" office:value-type="float" office:value="1001">
            <text:p>1001</text:p>
          </table:table-cell>
          <table:table-cell table:formula="of:=1024*[.$K$5]/[.A106]-[.$K$5]" office:value-type="float" office:value="505.494505494506">
            <text:p>505,4945054945</text:p>
          </table:table-cell>
          <table:table-cell/>
          <table:table-cell table:formula="of:=[.B106]/[.$K$6]" office:value-type="float" office:value="0.0123291342803538">
            <text:p>0,01</text:p>
          </table:table-cell>
          <table:table-cell table:formula="of:=[.$K$7]*POWER([.B106]/[.$K$6];[.$K$8])" office:value-type="float" office:value="13410285402468.1">
            <text:p>13410285402468,1</text:p>
          </table:table-cell>
          <table:table-cell table:number-columns-repeated="1019"/>
        </table:table-row>
        <table:table-row table:style-name="ro1">
          <table:table-cell table:formula="of:=[.A106]+10" office:value-type="float" office:value="1011">
            <text:p>1011</text:p>
          </table:table-cell>
          <table:table-cell table:formula="of:=1024*[.$K$5]/[.A107]-[.$K$5]" office:value-type="float" office:value="282.888229475768">
            <text:p>282,8882294758</text:p>
          </table:table-cell>
          <table:table-cell/>
          <table:table-cell table:formula="of:=[.B107]/[.$K$6]" office:value-type="float" office:value="0.00689971291404312">
            <text:p>0,01</text:p>
          </table:table-cell>
          <table:table-cell table:formula="of:=[.$K$7]*POWER([.B107]/[.$K$6];[.$K$8])" office:value-type="float" office:value="426617788114179">
            <text:p>426617788114179</text:p>
          </table:table-cell>
          <table:table-cell table:number-columns-repeated="1019"/>
        </table:table-row>
        <table:table-row table:style-name="ro1">
          <table:table-cell table:formula="of:=[.A107]+10" office:value-type="float" office:value="1021">
            <text:p>1021</text:p>
          </table:table-cell>
          <table:table-cell table:formula="of:=1024*[.$K$5]/[.A108]-[.$K$5]" office:value-type="float" office:value="64.6425073457394">
            <text:p>64,6425073457</text:p>
          </table:table-cell>
          <table:table-cell/>
          <table:table-cell table:formula="of:=[.B108]/[.$K$6]" office:value-type="float" office:value="0.00157664652062779">
            <text:p>0,00</text:p>
          </table:table-cell>
          <table:table-cell table:formula="of:=[.$K$7]*POWER([.B108]/[.$K$6];[.$K$8])" office:value-type="float" office:value="2.82596986131662E+018">
            <text:p>2825969861316620000</text:p>
          </table:table-cell>
          <table:table-cell table:number-columns-repeated="1019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20/12/2013</text:date>, <text:time>12.38.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3-12-20T12:38:25.03</dc:date>
    <dc:creator>Davide Gironi</dc:creator>
    <meta:editing-duration>PT13M21S</meta:editing-duration>
    <meta:editing-cycles>3</meta:editing-cycles>
    <meta:document-statistic meta:table-count="3" meta:cell-count="436" meta:object-count="0"/>
  </office:meta>
</office:document-meta>
</file>